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957b2" officeooo:paragraph-rsid="001957b2"/>
    </style:style>
    <style:style style:name="P2" style:family="paragraph" style:parent-style-name="Standard">
      <style:text-properties fo:language="ru" fo:country="RU" officeooo:rsid="001a6ce0" officeooo:paragraph-rsid="001a6ce0"/>
    </style:style>
    <style:style style:name="P3" style:family="paragraph" style:parent-style-name="Standard">
      <style:text-properties fo:language="ru" fo:country="RU" officeooo:rsid="001a6ce0" officeooo:paragraph-rsid="001e8b65"/>
    </style:style>
    <style:style style:name="P4" style:family="paragraph" style:parent-style-name="Standard">
      <style:text-properties fo:language="ru" fo:country="RU" officeooo:rsid="002527c7" officeooo:paragraph-rsid="002527c7"/>
    </style:style>
    <style:style style:name="P5" style:family="paragraph" style:parent-style-name="Standard">
      <style:text-properties fo:language="ru" fo:country="RU" officeooo:rsid="0022fac5" officeooo:paragraph-rsid="0022fac5"/>
    </style:style>
    <style:style style:name="P6" style:family="paragraph" style:parent-style-name="Standard">
      <style:text-properties fo:language="ru" fo:country="RU" officeooo:rsid="00349133" officeooo:paragraph-rsid="0040c5cf"/>
    </style:style>
    <style:style style:name="P7" style:family="paragraph" style:parent-style-name="Standard">
      <style:text-properties fo:language="ru" fo:country="RU" officeooo:rsid="00520afc" officeooo:paragraph-rsid="00520afc"/>
    </style:style>
    <style:style style:name="P8" style:family="paragraph" style:parent-style-name="Standard">
      <style:text-properties fo:language="ru" fo:country="RU" officeooo:rsid="002b39d7" officeooo:paragraph-rsid="00349133"/>
    </style:style>
    <style:style style:name="P9" style:family="paragraph" style:parent-style-name="Standard">
      <style:text-properties fo:language="en" fo:country="US" officeooo:rsid="001957b2" officeooo:paragraph-rsid="001957b2"/>
    </style:style>
    <style:style style:name="P10" style:family="paragraph" style:parent-style-name="Standard">
      <style:text-properties fo:language="en" fo:country="US" officeooo:rsid="001a6ce0" officeooo:paragraph-rsid="001e8b65"/>
    </style:style>
    <style:style style:name="P11" style:family="paragraph" style:parent-style-name="Text_20_body">
      <style:text-properties officeooo:rsid="0062c797" officeooo:paragraph-rsid="0067229b"/>
    </style:style>
    <style:style style:name="P12" style:family="paragraph" style:parent-style-name="Text_20_body">
      <style:text-properties officeooo:rsid="0067229b" officeooo:paragraph-rsid="0067229b"/>
    </style:style>
    <style:style style:name="P13" style:family="paragraph" style:parent-style-name="Text_20_body">
      <style:text-properties officeooo:rsid="0068f7c8" officeooo:paragraph-rsid="0068f7c8"/>
    </style:style>
    <style:style style:name="P14" style:family="paragraph" style:parent-style-name="Text_20_body" style:list-style-name="L4">
      <style:text-properties officeooo:rsid="0062c797" officeooo:paragraph-rsid="0067229b"/>
    </style:style>
    <style:style style:name="P15" style:family="paragraph" style:parent-style-name="Text_20_body" style:list-style-name="L4">
      <style:text-properties officeooo:rsid="0067229b" officeooo:paragraph-rsid="0067229b"/>
    </style:style>
    <style:style style:name="P16" style:family="paragraph" style:parent-style-name="Text_20_body" style:list-style-name="L5">
      <style:text-properties officeooo:rsid="00610415" officeooo:paragraph-rsid="00610415"/>
    </style:style>
    <style:style style:name="P17" style:family="paragraph" style:parent-style-name="Text_20_body" style:list-style-name="L5">
      <style:text-properties officeooo:rsid="0068f7c8" officeooo:paragraph-rsid="0068f7c8"/>
    </style:style>
    <style:style style:name="P18" style:family="paragraph" style:parent-style-name="Text_20_body" style:list-style-name="L5">
      <style:text-properties officeooo:rsid="006b2d8d" officeooo:paragraph-rsid="005fd07f"/>
    </style:style>
    <style:style style:name="P19" style:family="paragraph" style:parent-style-name="Text_20_body" style:list-style-name="L6">
      <style:text-properties officeooo:rsid="005fd07f" officeooo:paragraph-rsid="005fd07f"/>
    </style:style>
    <style:style style:name="P20" style:family="paragraph" style:parent-style-name="Text_20_body" style:list-style-name="L6">
      <style:text-properties officeooo:rsid="006ddcee" officeooo:paragraph-rsid="006f5dc2"/>
    </style:style>
    <style:style style:name="P21" style:family="paragraph" style:parent-style-name="Text_20_body">
      <style:text-properties officeooo:rsid="0070f9c2" officeooo:paragraph-rsid="0070f9c2"/>
    </style:style>
    <style:style style:name="P22" style:family="paragraph" style:parent-style-name="Text_20_body" style:list-style-name="L7">
      <style:text-properties officeooo:rsid="0072091c" officeooo:paragraph-rsid="007a0266"/>
    </style:style>
    <style:style style:name="P23" style:family="paragraph" style:parent-style-name="Text_20_body" style:list-style-name="L7">
      <style:text-properties officeooo:paragraph-rsid="0072091c"/>
    </style:style>
    <style:style style:name="P24" style:family="paragraph" style:parent-style-name="Text_20_body" style:list-style-name="L7">
      <style:text-properties officeooo:rsid="0072d787" officeooo:paragraph-rsid="0072d787"/>
    </style:style>
    <style:style style:name="P25" style:family="paragraph" style:parent-style-name="Text_20_body" style:list-style-name="L7">
      <style:text-properties officeooo:rsid="0072d787" officeooo:paragraph-rsid="007b589c"/>
    </style:style>
    <style:style style:name="P26" style:family="paragraph" style:parent-style-name="Text_20_body" style:list-style-name="L7">
      <style:text-properties officeooo:rsid="0075997c" officeooo:paragraph-rsid="0075997c"/>
    </style:style>
    <style:style style:name="P27" style:family="paragraph" style:parent-style-name="Text_20_body" style:list-style-name="L7">
      <style:text-properties officeooo:rsid="0076eb13" officeooo:paragraph-rsid="0076eb13"/>
    </style:style>
    <style:style style:name="P28" style:family="paragraph" style:parent-style-name="Text_20_body" style:list-style-name="L7">
      <style:text-properties officeooo:rsid="00783f9e" officeooo:paragraph-rsid="007a0266"/>
    </style:style>
    <style:style style:name="P29" style:family="paragraph" style:parent-style-name="Text_20_body">
      <style:text-properties officeooo:rsid="007cba45" officeooo:paragraph-rsid="007cba45"/>
    </style:style>
    <style:style style:name="P30" style:family="paragraph" style:parent-style-name="Text_20_body">
      <style:text-properties officeooo:rsid="00801a93" officeooo:paragraph-rsid="007cba45"/>
    </style:style>
    <style:style style:name="P31" style:family="paragraph" style:parent-style-name="Standard" style:list-style-name="L1">
      <style:text-properties fo:language="ru" fo:country="RU" officeooo:rsid="001e8b65" officeooo:paragraph-rsid="001e8b65"/>
    </style:style>
    <style:style style:name="P32" style:family="paragraph" style:parent-style-name="Standard" style:list-style-name="L1">
      <style:text-properties fo:language="ru" fo:country="RU" officeooo:rsid="0022800e" officeooo:paragraph-rsid="0022800e"/>
    </style:style>
    <style:style style:name="P33" style:family="paragraph" style:parent-style-name="Standard" style:list-style-name="L1">
      <style:text-properties fo:language="ru" fo:country="RU" officeooo:rsid="0022fac5" officeooo:paragraph-rsid="0022fac5"/>
    </style:style>
    <style:style style:name="P34" style:family="paragraph" style:parent-style-name="Standard" style:list-style-name="L1">
      <style:text-properties fo:language="ru" fo:country="RU" officeooo:rsid="00246d29" officeooo:paragraph-rsid="00246d29"/>
    </style:style>
    <style:style style:name="P35" style:family="paragraph" style:parent-style-name="Standard" style:list-style-name="L1">
      <style:text-properties fo:language="ru" fo:country="RU" officeooo:rsid="002527c7" officeooo:paragraph-rsid="002527c7"/>
    </style:style>
    <style:style style:name="P36" style:family="paragraph" style:parent-style-name="Standard" style:list-style-name="L1">
      <style:text-properties fo:language="ru" fo:country="RU" officeooo:rsid="0025b927" officeooo:paragraph-rsid="002527c7"/>
    </style:style>
    <style:style style:name="P37" style:family="paragraph" style:parent-style-name="Standard" style:list-style-name="L2">
      <style:text-properties fo:language="ru" fo:country="RU" officeooo:rsid="00274978" officeooo:paragraph-rsid="00274978"/>
    </style:style>
    <style:style style:name="P38" style:family="paragraph" style:parent-style-name="Standard" style:list-style-name="L2">
      <style:text-properties fo:language="ru" fo:country="RU" officeooo:rsid="0029a3fa" officeooo:paragraph-rsid="0029a3fa"/>
    </style:style>
    <style:style style:name="P39" style:family="paragraph" style:parent-style-name="Standard" style:list-style-name="L2">
      <style:text-properties fo:language="ru" fo:country="RU" officeooo:rsid="0027d122" officeooo:paragraph-rsid="0027d122"/>
    </style:style>
    <style:style style:name="P40" style:family="paragraph" style:parent-style-name="Standard" style:list-style-name="L2">
      <style:text-properties fo:language="ru" fo:country="RU" officeooo:rsid="002a626e" officeooo:paragraph-rsid="002a626e"/>
    </style:style>
    <style:style style:name="P41" style:family="paragraph" style:parent-style-name="Standard" style:list-style-name="L3">
      <style:text-properties fo:language="en" fo:country="US" officeooo:rsid="00520afc" officeooo:paragraph-rsid="00520afc"/>
    </style:style>
    <style:style style:name="P42" style:family="paragraph" style:parent-style-name="Standard" style:list-style-name="L3">
      <style:text-properties fo:language="en" fo:country="US" officeooo:rsid="00520afc" officeooo:paragraph-rsid="005754bf"/>
    </style:style>
    <style:style style:name="P43" style:family="paragraph" style:parent-style-name="Standard" style:list-style-name="L3">
      <style:text-properties fo:language="en" fo:country="US" officeooo:rsid="005d2a65" officeooo:paragraph-rsid="005d2a6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11a0"/>
    </style:style>
    <style:style style:name="T3" style:family="text">
      <style:text-properties fo:language="en" fo:country="US" officeooo:rsid="001dc30d"/>
    </style:style>
    <style:style style:name="T4" style:family="text">
      <style:text-properties fo:language="en" fo:country="US" officeooo:rsid="002082c2"/>
    </style:style>
    <style:style style:name="T5" style:family="text">
      <style:text-properties fo:language="en" fo:country="US" officeooo:rsid="0034de94"/>
    </style:style>
    <style:style style:name="T6" style:family="text">
      <style:text-properties fo:language="en" fo:country="US" officeooo:rsid="003add41"/>
    </style:style>
    <style:style style:name="T7" style:family="text">
      <style:text-properties fo:language="en" fo:country="US" officeooo:rsid="004c0961"/>
    </style:style>
    <style:style style:name="T8" style:family="text">
      <style:text-properties fo:language="en" fo:country="US" officeooo:rsid="00502b8e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52f14b"/>
    </style:style>
    <style:style style:name="T11" style:family="text">
      <style:text-properties fo:language="ru" fo:country="RU" officeooo:rsid="005650ae"/>
    </style:style>
    <style:style style:name="T12" style:family="text">
      <style:text-properties fo:language="ru" fo:country="RU" officeooo:rsid="005754bf"/>
    </style:style>
    <style:style style:name="T13" style:family="text">
      <style:text-properties fo:language="ru" fo:country="RU" officeooo:rsid="0058538b"/>
    </style:style>
    <style:style style:name="T14" style:family="text">
      <style:text-properties fo:language="ru" fo:country="RU" officeooo:rsid="00586ab3"/>
    </style:style>
    <style:style style:name="T15" style:family="text">
      <style:text-properties fo:language="ru" fo:country="RU" officeooo:rsid="005b578e"/>
    </style:style>
    <style:style style:name="T16" style:family="text">
      <style:text-properties officeooo:rsid="001c11a0"/>
    </style:style>
    <style:style style:name="T17" style:family="text">
      <style:text-properties officeooo:rsid="001dc30d"/>
    </style:style>
    <style:style style:name="T18" style:family="text">
      <style:text-properties officeooo:rsid="001e8b65"/>
    </style:style>
    <style:style style:name="T19" style:family="text">
      <style:text-properties officeooo:rsid="0022800e"/>
    </style:style>
    <style:style style:name="T20" style:family="text">
      <style:text-properties officeooo:rsid="00246d29"/>
    </style:style>
    <style:style style:name="T21" style:family="text">
      <style:text-properties officeooo:rsid="0025b927"/>
    </style:style>
    <style:style style:name="T22" style:family="text">
      <style:text-properties officeooo:rsid="00274978"/>
    </style:style>
    <style:style style:name="T23" style:family="text">
      <style:text-properties officeooo:rsid="0027f500"/>
    </style:style>
    <style:style style:name="T24" style:family="text">
      <style:text-properties officeooo:rsid="002a626e"/>
    </style:style>
    <style:style style:name="T25" style:family="text">
      <style:text-properties officeooo:rsid="0034de94"/>
    </style:style>
    <style:style style:name="T26" style:family="text">
      <style:text-properties officeooo:rsid="004ced10"/>
    </style:style>
    <style:style style:name="T27" style:family="text">
      <style:text-properties officeooo:rsid="0067229b"/>
    </style:style>
    <style:style style:name="T28" style:family="text">
      <style:text-properties officeooo:rsid="006cfb27"/>
    </style:style>
    <style:style style:name="T29" style:family="text">
      <style:text-properties officeooo:rsid="006f3e8a"/>
    </style:style>
    <style:style style:name="T30" style:family="text">
      <style:text-properties officeooo:rsid="006f5dc2"/>
    </style:style>
    <style:style style:name="T31" style:family="text">
      <style:text-properties officeooo:rsid="0073335b"/>
    </style:style>
    <style:style style:name="T32" style:family="text">
      <style:text-properties officeooo:rsid="0073a9e6"/>
    </style:style>
    <style:style style:name="T33" style:family="text">
      <style:text-properties officeooo:rsid="00783f9e"/>
    </style:style>
    <style:style style:name="T34" style:family="text">
      <style:text-properties officeooo:rsid="0079292d"/>
    </style:style>
    <style:style style:name="T35" style:family="text">
      <style:text-properties officeooo:rsid="007a0266"/>
    </style:style>
    <style:style style:name="T36" style:family="text">
      <style:text-properties officeooo:rsid="007b589c"/>
    </style:style>
    <style:style style:name="T37" style:family="text">
      <style:text-properties officeooo:rsid="007d3910"/>
    </style:style>
    <style:style style:name="T38" style:family="text">
      <style:text-properties officeooo:rsid="007e5fcb"/>
    </style:style>
    <style:style style:name="T39" style:family="text">
      <style:text-properties officeooo:rsid="007fee66"/>
    </style:style>
    <style:style style:name="T40" style:family="text">
      <style:text-properties officeooo:rsid="008176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Торговый робот <text:span text:style-name="T1">TSGR001A</text:span></text:p>
      <text:p text:style-name="P9"/>
      <text:p text:style-name="P1">Использовать <text:span text:style-name="T1">spring-context? С</text:span>мысл в этом есть пожалуй только для провайдера данных.</text:p>
      <text:h text:style-name="Heading_20_2" text:outline-level="2">Инициализация терминала</text:h>
      <text:p text:style-name="Standard">На вход принимает параметры провайдера данных. Возможна передача через параметры командной строки.</text:p>
      <text:p text:style-name="Standard"/>
      <text:p text:style-name="Standard">Создать терминал</text:p>
      <text:p text:style-name="P1">Связать терминал с провайдером данных <text:span text:style-name="T1">L1</text:span></text:p>
      <text:p text:style-name="P1">Связать терминал с провайдером данных обновлений атрибутов инструмента </text:p>
      <text:p text:style-name="P1"/>
      <text:p text:style-name="P9">subscribe <text:span text:style-name="T9">терминала должен обеспечивать подачу данных через терминал, при их наличии.</text:span></text:p>
      <text:p text:style-name="P2">Что с аккаунтами?</text:p>
      <text:p text:style-name="P1"/>
      <text:h text:style-name="Heading_20_2" text:outline-level="2">Инициализация робота</text:h>
      <text:p text:style-name="P3">На вход подается терминал, идентификатор счета, <text:span text:style-name="T18">префикс имени контракта</text:span>.</text:p>
      <text:p text:style-name="P10"/>
      <text:p text:style-name="P3"><text:span text:style-name="T1">UI </text:span>это опциональный элемент, так что необходим дополнительный метод, принимающий родительский фрейм, выстраивающий <text:span text:style-name="T18">и связывающий </text:span>элементы <text:span text:style-name="T1">UI </text:span><text:span text:style-name="T18">с моделью </text:span>в начале работы. <text:span text:style-name="T16">Алгоритм торговли не должен быть связан с </text:span><text:span text:style-name="T2">UI. </text:span><text:span text:style-name="T17">Все взаимодействие с </text:span><text:span text:style-name="T3">UI </text:span><text:span text:style-name="T17">необходимо делать передачей через модель, образованную совокупностью данных КА робота. То есть, робот должен уметь работать в режиме </text:span><text:span text:style-name="T4">headless.</text:span></text:p>
      <text:p text:style-name="P2"/>
      <text:list xml:id="list3710762092955233396" text:style-name="L1">
        <text:list-item>
          <text:p text:style-name="P31">Определение текущего контракта <text:span text:style-name="T19">и подписка на него через терминала</text:span></text:p>
        </text:list-item>
        <text:list-item>
          <text:p text:style-name="P32">Доступность текущего контракта и объекта счета через терминала. <text:span text:style-name="T20">Альтернативный выход — новый торговый день.</text:span></text:p>
        </text:list-item>
        <text:list-item>
          <text:p text:style-name="P33">Инициализация срезов данных</text:p>
        </text:list-item>
        <text:list-item>
          <text:p text:style-name="P33">Инициализация индикаторов</text:p>
        </text:list-item>
        <text:list-item>
          <text:p text:style-name="P34">Загрузка исторических данных</text:p>
        </text:list-item>
        <text:list-item>
          <text:p text:style-name="P35">Контроль лимитов</text:p>
        </text:list-item>
        <text:list-item>
          <text:p text:style-name="P35">Ожидание сигналов на вход в позицию. Альтернативный выход — новый торговый день.</text:p>
        </text:list-item>
        <text:list-item>
          <text:p text:style-name="P35">Расчет параметров входа: сумма входа, количество контрактов, <text:span text:style-name="T21">проскальзывание</text:span>. Выставление заявки. Ожидание исполнения заявки. Альтернативный выход — таймаут. В случае таймаута закрытие позиции по рынку, переход в состояние контроль лимитов.</text:p>
        </text:list-item>
        <text:list-item>
          <text:p text:style-name="P35">Расчет параметров стоп-лосса, тейк-профита и безубытка. Ожидания прихода цены к СЛ или безубытку, по исполнению ТП. Альтернативные выходы — выход по расписанию.</text:p>
        </text:list-item>
        <text:list-item>
          <text:p text:style-name="P35">При стоп-лоссе закрыть позу по рынку, перейти в состояние контроль лимитов.</text:p>
        </text:list-item>
        <text:list-item>
          <text:p text:style-name="P36">При достижении безубытка переставить стоп-лосс в безубыток.</text:p>
        </text:list-item>
      </text:list>
      <text:p text:style-name="P4"/>
      <text:h text:style-name="Heading_20_2" text:outline-level="2">Валидаторы <text:span text:style-name="T22">входа</text:span></text:h>
      <text:list xml:id="list2268222658460103170" text:style-name="L2">
        <text:list-item>
          <text:p text:style-name="P37">Время в пределах <text:span text:style-name="T23">разрешенного расписания внутри </text:span>торговой сессии</text:p>
        </text:list-item>
        <text:list-item>
          <text:p text:style-name="P37"><text:soft-page-break/>Текущая вола в пределах нормы (стоп-лосс)</text:p>
        </text:list-item>
        <text:list-item>
          <text:p text:style-name="P38">Количество сделок за день не превышает <text:span text:style-name="T1">X</text:span></text:p>
        </text:list-item>
        <text:list-item>
          <text:p text:style-name="P38">Потери за день меньше установленного лимита</text:p>
        </text:list-item>
        <text:list-item>
          <text:p text:style-name="P39">Отклонение цены от машки в пределах допустимого 30% <text:span text:style-name="T1">ATR(D)</text:span></text:p>
        </text:list-item>
        <text:list-item>
          <text:p text:style-name="P38">На свечном графике цены распознан паттерн входа <text:span text:style-name="T24">в позицию</text:span></text:p>
        </text:list-item>
        <text:list-item>
          <text:p text:style-name="P40">На графике объема подтвержден рост объемов</text:p>
        </text:list-item>
      </text:list>
      <text:p text:style-name="P5"/>
      <text:h text:style-name="Heading_20_2" text:outline-level="2">Типовые выходы из состояний</text:h>
      <text:p text:style-name="P7">Большинство обработчиков состояний содержат следующие выходы:</text:p>
      <text:list xml:id="list7469389770349555468" text:style-name="L3">
        <text:list-item>
          <text:p text:style-name="P41">Break – <text:span text:style-name="T9">принудительное завершение работы. Например, </text:span><text:span text:style-name="T10">как</text:span><text:span text:style-name="T9"> результат нажатия пользователя на кнопку завершения </text:span><text:span text:style-name="T11">или закрытия главного окна программы</text:span><text:span text:style-name="T9">. </text:span><text:span text:style-name="T15">Цепочка действий завершается финальным состоянием.</text:span></text:p>
        </text:list-item>
        <text:list-item>
          <text:p text:style-name="P42">Error – <text:span text:style-name="T9">возникновение критической ошибки </text:span><text:span text:style-name="T11">при которой продолжение работы невозможно или не имеет смысла</text:span><text:span text:style-name="T9">. </text:span><text:span text:style-name="T12">Возникновение такой ситуации подразумевает принятие всех необходимых мер для безопасного завершения стратегии. Например, закрыти</text:span><text:span text:style-name="T14">е</text:span><text:span text:style-name="T12"> открытых позиций и</text:span><text:span text:style-name="T13">ли</text:span><text:span text:style-name="T12"> отмена всех заявок </text:span><text:span text:style-name="T15">после чего робот переходит в финальное состояние. </text:span></text:p>
        </text:list-item>
        <text:list-item>
          <text:p text:style-name="P43">NewSession – <text:span text:style-name="T9">наступает время открытия следующей сессии. </text:span></text:p>
        </text:list-item>
      </text:list>
      <text:p text:style-name="P7"/>
      <text:p text:style-name="P7"/>
      <text:h text:style-name="Heading_20_2" text:outline-level="2">Определение текущего контракта</text:h>
      <text:p text:style-name="P6">В соответствии со спецификацией, не существует простого способа определить дату исполнения контракта. <text:span text:style-name="T26">Она связана со сложным нестационарным календарем и может быть изменена по решению биржи.</text:span> В связи с этим, выбор текущего контракта должен выполняться на основании приближенного определения и подтверждения через терминал, <text:span text:style-name="T25">с возможностью перехода к контракту с более поздней датой экспирации</text:span>. <text:span text:style-name="T25">Интерфейс </text:span><text:span text:style-name="T5">ContractResolver </text:span><text:span text:style-name="T25">позволяет определить текущий контракт в соответствии с алгоритмом приближенного определения. После приближенного определения, необходимо выполнить проверку даты экспирации. Для этого необходимо запросить соответствующий контракт через терминал и после того, как инструмент станет доступным, проанализировать текущую дату и дату исполнения этого</text:span><text:span text:style-name="T6"> </text:span><text:span text:style-name="T25">контракта. Поскольку работа с контрактом в дату исполнения несет дополнительные риски ликвидности, проверка должна предусматривать возможность сместить запрет работы с контрактом на более раннюю дату относительно даты экспирации, то есть указывать количество дней до экспирации, когда следует переходить на следующий контракт. Если в результате проверки первоначальный контракт был отклонен, посредством </text:span><text:span text:style-name="T7">ContractResolver </text:span><text:span text:style-name="T25">следует получить следующий контракт и повторить для него проверку. Невозможность определить альтернативный контракт является исключительной ситуацией, приводящей к немедленной</text:span><text:span text:style-name="T8"> </text:span><text:span text:style-name="T25">остановке работы робота.</text:span></text:p>
      <text:p text:style-name="P8"/>
      <text:h text:style-name="Heading_20_2" text:outline-level="2">Состояния и переходы</text:h>
      <text:h text:style-name="Heading_20_3" text:outline-level="3">Выбор контракта (Choose Contract)</text:h>
      <text:p text:style-name="P12">Цели этапа: обеспечить доступность торгового инструмента</text:p>
      <text:p text:style-name="P11">Задач<text:span text:style-name="T27">и</text:span> данного этапа:</text:p>
      <text:list xml:id="list636373024066850229" text:style-name="L4">
        <text:list-item>
          <text:p text:style-name="P14">определить текущий активный контракт</text:p>
        </text:list-item>
        <text:list-item>
          <text:p text:style-name="P14"><text:soft-page-break/>подписаться на получение данных</text:p>
        </text:list-item>
        <text:list-item>
          <text:p text:style-name="P14">дождаться времени начала торгов</text:p>
        </text:list-item>
        <text:list-item>
          <text:p text:style-name="P15">дождаться доступности инструмента</text:p>
        </text:list-item>
      </text:list>
      <text:p text:style-name="P13">Возможные выходы из состояния:</text:p>
      <text:list xml:id="list2231504153651182327" text:style-name="L5">
        <text:list-item>
          <text:p text:style-name="P16">Выход с ошибкой (E_ERROR)</text:p>
        </text:list-item>
        <text:list-item>
          <text:p text:style-name="P17">Выход по прерыванию (E_INTERRUPT)</text:p>
        </text:list-item>
        <text:list-item>
          <text:p text:style-name="P18">Выполнение всех условий (E_OK)</text:p>
        </text:list-item>
      </text:list>
      <text:list xml:id="list8834521400187962285" text:style-name="L6">
        <text:list-item>
          <text:list>
            <text:list-item>
              <text:p text:style-name="P19">Инструмент доступен</text:p>
            </text:list-item>
            <text:list-item>
              <text:p text:style-name="P19">Текущее время терминала <text:span text:style-name="T28">в периоде торгов</text:span></text:p>
            </text:list-item>
          </text:list>
        </text:list-item>
        <text:list-item>
          <text:p text:style-name="P20">Ротация (E_ROTATE) возникает в случае:</text:p>
          <text:list>
            <text:list-item>
              <text:p text:style-name="P20"><text:span text:style-name="T30">В</text:span>ыход <text:span text:style-name="T30">за</text:span> <text:span text:style-name="T30">пределы </text:span>период<text:span text:style-name="T29">а</text:span> актуальности контракта</text:p>
            </text:list-item>
            <text:list-item>
              <text:p text:style-name="P20"><text:span text:style-name="T30">Выход за пределы </text:span>торговой сессии</text:p>
            </text:list-item>
          </text:list>
        </text:list-item>
      </text:list>
      <text:p text:style-name="P21">TODO: Определение периода сессии лучше реализовать в рамках ContractResolver. Он должен учитывать расписание торгов по часам и минутам. Возможна ситуация, когда параметры определяются для времени, которое находится в пределах доступных дат торгов, но после закрытия последней торговой сессии. В этом случае, необходимо переключаться на следующий контракт. То есть, ContractResolver должен определять одновременно контракт и период следующей торговой сессии (или текущей).</text:p>
      <text:p text:style-name="P21"/>
      <text:h text:style-name="Heading_20_2" text:outline-level="2">Определение параметров работы</text:h>
      <text:p text:style-name="P29">Подход подразумевает определение целей и <text:span text:style-name="T38">лимитов</text:span> в процентах от капитала, то есть в деньгах. А торговля ведется в пунктах цены. Таким образом, подход к управлению рисками заключается в подборе таких параметров сделки, при которых исполнение приведет к достижению целей, а в случае неудачи, к сохранению капитала в <text:span text:style-name="T39">пределах </text:span>заранее установленных <text:span text:style-name="T37">лимитов</text:span>. <text:span text:style-name="T40">Базовые параметры сделки подразумевают определение % от капитала для цели total_goal_cap_perc и максимального убытка total_dd_cap_perc. Эти параметры определяются трейдером. В базовом варианте total_goal_cap_perc=7.5% и total_dd_cap_perc=1.2%.</text:span></text:p>
      <text:p text:style-name="P30"/>
      <text:p text:style-name="P29"/>
      <text:list xml:id="list6363733926331771630" text:style-name="L7">
        <text:list-item>
          <text:p text:style-name="P23"><text:span text:style-name="T35">total_dd_cap_perc - максимальный убыток на сделку в % от капитала</text:span></text:p>
        </text:list-item>
        <text:list-item>
          <text:p text:style-name="P22"><text:span text:style-name="T35">total_</text:span>goal<text:span text:style-name="T35">_cap</text:span>_p<text:span text:style-name="T31">erc </text:span>- цель в сделке в % от капитала</text:p>
        </text:list-item>
        <text:list-item>
          <text:p text:style-name="P28"><text:span text:style-name="T35">total</text:span>_goal<text:span text:style-name="T35">_</text:span>pts_perc - цель в сделке в % от среднесуточного хода цены</text:p>
        </text:list-item>
        <text:list-item>
          <text:p text:style-name="P25"><text:span text:style-name="T35">contr_</text:span>slippage<text:span text:style-name="T35">_pts</text:span> - <text:span text:style-name="T34">проскальзывание</text:span> <text:span text:style-name="T36">на контракт</text:span></text:p>
        </text:list-item>
        <text:list-item>
          <text:p text:style-name="P27"><text:soft-page-break/>take_profit_perc - </text:p>
        </text:list-item>
        <text:list-item>
          <text:p text:style-name="P26"><text:span text:style-name="T33">average, atr_10d, ???</text:span> <text:span text:style-name="T33">- </text:span><text:s/>значение индикатора ATR за последние 10 дней</text:p>
        </text:list-item>
        <text:list-item>
          <text:p text:style-name="P27"/>
        </text:list-item>
        <text:list-item>
          <text:p text:style-name="P24">goal_<text:span text:style-name="T32">cap</text:span> — цель в сделке в рублях. <text:span text:style-name="T31">Рассчитывается как капитал * goal_p</text:span></text:p>
        </text:list-item>
        <text:list-item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5:25:21.730000000</meta:creation-date>
    <dc:date>2018-12-03T21:20:55.282013840</dc:date>
    <meta:editing-duration>P1DT20H9M43S</meta:editing-duration>
    <meta:editing-cycles>96</meta:editing-cycles>
    <meta:generator>LibreOffice/5.2.7.2$Linux_X86_64 LibreOffice_project/20m0$Build-2</meta:generator>
    <meta:document-statistic meta:table-count="0" meta:image-count="0" meta:object-count="0" meta:page-count="4" meta:paragraph-count="67" meta:word-count="844" meta:character-count="6334" meta:non-whitespace-character-count="5584"/>
  </office:meta>
</office:document-meta>
</file>